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05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36.4pt" fo:break-before="auto" style:use-optimal-row-height="true"/>
    </style:style>
    <style:style style:name="ro5" style:family="table-row">
      <style:table-row-properties style:row-height="24.7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HW 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3" table:number-columns-repeated="2"/>
          <table:table-cell table:style-name="ce5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5"/>
          <table:table-cell/>
          <table:table-cell table:style-name="ce18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5"/>
          <table:table-cell/>
          <table:table-cell table:style-name="ce18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5"/>
          <table:table-cell/>
          <table:table-cell table:style-name="ce18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0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number-columns-repeated="4"/>
          <table:table-cell table:style-name="ce18"/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Nizina Branch</text:p>
            <text:p> - Workbench Staging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McCarthy Yard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Cordova to N Eyak</text:p>
            <text:p> - Eya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Eyak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Cordova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0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table:style-name="ce7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8"/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22:43:08.841049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1-01-01T23:04:55.467801226</dc:date>
    <meta:editing-duration>P5DT6H48M24S</meta:editing-duration>
    <meta:editing-cycles>82</meta:editing-cycles>
    <meta:generator>LibreOffice/6.0.7.3$Linux_X86_64 LibreOffice_project/00m0$Build-3</meta:generator>
    <meta:print-date>2021-01-01T23:05:19.734971471</meta:print-date>
    <meta:document-statistic meta:table-count="22" meta:cell-count="2700" meta:object-count="0"/>
  </office:meta>
</office:document-meta>
</file>